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13f1a4" fo:background-color="transparent" style:font-size-asian="18pt" style:font-name-complex="Garamond" style:font-size-complex="18pt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13f1a4" fo:background-color="transparent" style:font-size-asian="18pt" style:font-name-complex="Garamond" style:font-size-complex="18pt"/>
    </style:style>
    <style:style style:name="P5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ceeef" fo:background-color="transparent" style:font-size-asian="16pt" style:font-weight-asian="bold" style:font-name-complex="Garamond" style:font-size-complex="16pt" style:font-weight-complex="bold"/>
    </style:style>
    <style:style style:name="P8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9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0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1" style:family="paragraph" style:parent-style-name="Standard">
      <style:paragraph-properties fo:line-height="100%" fo:text-align="start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2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13f1a4"/>
    </style:style>
    <style:style style:name="P13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3f1a4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14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ceeef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15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16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19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20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19f68e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21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22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9f68e" style:font-size-asian="16pt" style:font-size-complex="16pt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26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27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5pt" style:text-underline-style="none" fo:font-weight="bold" officeooo:rsid="0013f1a4" officeooo:paragraph-rsid="0019f68e" fo:background-color="transparent" style:font-size-asian="15pt" style:font-weight-asian="bold" style:font-name-complex="Garamond" style:font-size-complex="15pt" style:font-weight-complex="bold" fo:hyphenate="false" fo:hyphenation-remain-char-count="2" fo:hyphenation-push-char-count="2"/>
    </style:style>
    <style:style style:name="P2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2bed98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9f68e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3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ceeef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3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style:text-underline-style="none" fo:font-weight="normal" officeooo:rsid="001daede" officeooo:paragraph-rsid="001daede" fo:background-color="transparent" style:font-size-asian="10.5pt" style:font-weight-asian="normal" style:font-name-complex="Garamond" style:font-size-complex="12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9f68e" fo:background-color="transparent" style:font-name-complex="Garamond" fo:hyphenate="false" fo:hyphenation-remain-char-count="2" fo:hyphenation-push-char-count="2"/>
    </style:style>
    <style:style style:name="P3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3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ceeef" officeooo:paragraph-rsid="001ceeef" fo:background-color="transparent" style:font-name-complex="Garamond" fo:hyphenate="false" fo:hyphenation-remain-char-count="2" fo:hyphenation-push-char-count="2"/>
    </style:style>
    <style:style style:name="P3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daede" officeooo:paragraph-rsid="00223cea" fo:background-color="transparent" style:font-name-complex="Garamond" fo:hyphenate="false" fo:hyphenation-remain-char-count="2" fo:hyphenation-push-char-count="2"/>
    </style:style>
    <style:style style:name="P3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23cea" fo:background-color="transparent" style:font-name-complex="Garamond" fo:hyphenate="false" fo:hyphenation-remain-char-count="2" fo:hyphenation-push-char-count="2"/>
    </style:style>
    <style:style style:name="P3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20834d" fo:background-color="#ffff00" style:font-name-complex="Garamond" fo:hyphenate="false" fo:hyphenation-remain-char-count="2" fo:hyphenation-push-char-count="2"/>
    </style:style>
    <style:style style:name="P3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9f68e" fo:background-color="#ffff00" fo:hyphenate="false" fo:hyphenation-remain-char-count="2" fo:hyphenation-push-char-count="2"/>
    </style:style>
    <style:style style:name="P4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ceeef" fo:background-color="#ffff00" fo:hyphenate="false" fo:hyphenation-remain-char-count="2" fo:hyphenation-push-char-count="2"/>
    </style:style>
    <style:style style:name="P4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1" officeooo:rsid="0020834d" officeooo:paragraph-rsid="0020834d" fo:background-color="transparent" fo:hyphenate="false" fo:hyphenation-remain-char-count="2" fo:hyphenation-push-char-count="2"/>
    </style:style>
    <style:style style:name="P4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a0925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4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bed98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e4346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cc703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335905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0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51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52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ceeef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53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55" style:family="paragraph" style:parent-style-name="Standard">
      <style:paragraph-properties fo:margin-left="1.199cm" fo:margin-right="0cm" fo:line-height="100%" fo:text-align="justify" style:justify-single-word="false" fo:orphans="0" fo:widows="0" fo:hyphenation-ladder-count="no-limit" fo:text-indent="-1.199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56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57" style:family="paragraph" style:parent-style-name="Standard" style:list-style-name="L1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58" style:family="paragraph" style:parent-style-name="Standard" style:list-style-name="L2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1" officeooo:rsid="00174ae6" officeooo:paragraph-rsid="00174ae6" fo:background-color="transparent" style:font-name-complex="Garamond" fo:hyphenate="false" fo:hyphenation-remain-char-count="2" fo:hyphenation-push-char-count="2"/>
    </style:style>
    <style:style style:name="P59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60" style:family="paragraph" style:parent-style-name="Standard">
      <style:paragraph-properties fo:line-height="100%" fo:text-align="justify" style:justify-single-word="false" style:writing-mode="lr-tb"/>
      <style:text-properties style:font-name="Garamond" officeooo:rsid="0013f1a4" officeooo:paragraph-rsid="001ceeef" fo:background-color="transparent" style:font-name-complex="Garamond"/>
    </style:style>
    <style:style style:name="P61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74ae6" officeooo:paragraph-rsid="00174ae6" fo:background-color="transparent" style:font-name-complex="Garamond" fo:hyphenate="false" fo:hyphenation-remain-char-count="2" fo:hyphenation-push-char-count="2"/>
    </style:style>
    <style:style style:name="P62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63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64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4ae6" fo:hyphenate="false" fo:hyphenation-remain-char-count="2" fo:hyphenation-push-char-count="2"/>
    </style:style>
    <style:style style:name="P65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90bd" fo:hyphenate="false" fo:hyphenation-remain-char-count="2" fo:hyphenation-push-char-count="2"/>
    </style:style>
    <style:style style:name="P66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3f1a4" fo:hyphenate="false" fo:hyphenation-remain-char-count="2" fo:hyphenation-push-char-count="2"/>
    </style:style>
    <style:style style:name="P67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68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f62bd" style:font-size-asian="10.5pt" style:font-weight-asian="normal" style:font-size-complex="12pt" style:font-weight-complex="normal" fo:hyphenate="false" fo:hyphenation-remain-char-count="2" fo:hyphenation-push-char-count="2"/>
    </style:style>
    <style:style style:name="P69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70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71" style:family="paragraph" style:parent-style-name="Standard" style:list-style-name="L3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7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rsid="00360ea4" officeooo:paragraph-rsid="00360ea4" fo:background-color="transparent" fo:hyphenate="false" fo:hyphenation-remain-char-count="2" fo:hyphenation-push-char-count="2"/>
    </style:style>
    <style:style style:name="P7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7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223cea" officeooo:paragraph-rsid="00360ea4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7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style:text-underline-style="none" fo:font-weight="normal" officeooo:rsid="00223cea" officeooo:paragraph-rsid="00360ea4" fo:background-color="transparent" style:font-size-asian="12pt" style:font-weight-asian="normal" style:font-name-complex="Garamond" style:font-size-complex="12pt" style:font-weight-complex="normal" fo:hyphenate="false" fo:hyphenation-remain-char-count="2" fo:hyphenation-push-char-count="2"/>
    </style:style>
    <style:style style:name="P7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373b10" fo:background-color="transparent" style:font-name-complex="Garamond" fo:hyphenate="false" fo:hyphenation-remain-char-count="2" fo:hyphenation-push-char-count="2"/>
    </style:style>
    <style:style style:name="P7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rsid="00373b10" officeooo:paragraph-rsid="00373b10" fo:hyphenate="false" fo:hyphenation-remain-char-count="2" fo:hyphenation-push-char-count="2"/>
    </style:style>
    <style:style style:name="P78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paragraph-rsid="00360ea4" fo:hyphenate="false" fo:hyphenation-remain-char-count="2" fo:hyphenation-push-char-count="2"/>
    </style:style>
    <style:style style:name="P79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80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81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373b10" fo:hyphenate="false" fo:hyphenation-remain-char-count="2" fo:hyphenation-push-char-count="2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T8" style:family="text">
      <style:text-properties style:font-name="Garamond" fo:font-weight="bold" officeooo:rsid="0013f1a4" fo:background-color="transparent" loext:char-shading-value="0" style:font-weight-asian="bold" style:font-name-complex="Garamond" style:font-weight-complex="bold"/>
    </style:style>
    <style:style style:name="T9" style:family="text">
      <style:text-properties style:font-name="Garamond" fo:font-size="16pt" style:text-underline-style="none" fo:font-weight="bold" officeooo:rsid="0013f1a4" fo:background-color="transparent" loext:char-shading-value="0" style:font-size-asian="16pt" style:font-weight-asian="bold" style:font-name-complex="Garamond" style:font-size-complex="16pt" style:font-weight-complex="bold"/>
    </style:style>
    <style:style style:name="T10" style:family="text">
      <style:text-properties style:font-name="Garamond" officeooo:rsid="0013f1a4" fo:background-color="transparent" loext:char-shading-value="0" style:font-name-complex="Garamond"/>
    </style:style>
    <style:style style:name="T11" style:family="text">
      <style:text-properties style:font-name="Garamond" officeooo:rsid="0015b1fe" fo:background-color="transparent" loext:char-shading-value="0" style:font-name-complex="Garamond"/>
    </style:style>
    <style:style style:name="T12" style:family="text">
      <style:text-properties style:font-name="Garamond" officeooo:rsid="00174ae6" fo:background-color="transparent" loext:char-shading-value="0" style:font-name-complex="Garamond"/>
    </style:style>
    <style:style style:name="T13" style:family="text">
      <style:text-properties style:font-name="Garamond" officeooo:rsid="001790bd" fo:background-color="transparent" loext:char-shading-value="0" style:font-name-complex="Garamond"/>
    </style:style>
    <style:style style:name="T14" style:family="text">
      <style:text-properties style:font-name="Garamond" officeooo:rsid="002659b6" fo:background-color="transparent" loext:char-shading-value="0" style:font-name-complex="Garamond"/>
    </style:style>
    <style:style style:name="T15" style:family="text">
      <style:text-properties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16" style:family="text">
      <style:text-properties style:font-name="Garamond" style:text-underline-style="none" fo:background-color="transparent" loext:char-shading-value="0" style:font-name-complex="Garamond"/>
    </style:style>
    <style:style style:name="T17" style:family="text">
      <style:text-properties style:font-name="Garamond" style:text-underline-style="none" officeooo:rsid="0013f1a4" fo:background-color="transparent" loext:char-shading-value="0" style:font-name-complex="Garamond"/>
    </style:style>
    <style:style style:name="T18" style:family="text">
      <style:text-properties style:font-name="Garamond" style:text-underline-style="none" officeooo:rsid="001f62bd" fo:background-color="transparent" loext:char-shading-value="0" style:font-name-complex="Garamond"/>
    </style:style>
    <style:style style:name="T19" style:family="text">
      <style:text-properties style:font-name="Garamond" style:text-underline-style="none" officeooo:rsid="0020834d" fo:background-color="transparent" loext:char-shading-value="0" style:font-name-complex="Garamond"/>
    </style:style>
    <style:style style:name="T20" style:family="text">
      <style:text-properties style:font-name="Garamond" style:text-underline-style="none" officeooo:rsid="0029bf20" fo:background-color="transparent" loext:char-shading-value="0" style:font-name-complex="Garamond"/>
    </style:style>
    <style:style style:name="T21" style:family="text">
      <style:text-properties style:font-name="Garamond" fo:font-size="15pt" fo:font-style="normal" style:text-underline-style="none" fo:font-weight="bold" officeooo:rsid="0013f1a4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2" style:family="text">
      <style:text-properties style:font-name="Garamond" fo:font-size="15pt" fo:font-style="normal" style:text-underline-style="none" fo:font-weight="bold" officeooo:rsid="00373b10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3" style:family="text">
      <style:text-properties style:font-name="Garamond" fo:font-size="15pt" style:text-underline-style="none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4" style:family="text">
      <style:text-properties style:font-name="Garamond" fo:font-size="15pt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5" style:family="text">
      <style:text-properties style:font-name="Garamond" fo:font-style="normal" style:text-underline-style="none" fo:font-weight="bold" officeooo:rsid="0013f1a4" fo:background-color="transparent" loext:char-shading-value="0" style:font-style-asian="normal" style:font-weight-asian="bold" style:font-name-complex="Garamond" style:font-style-complex="normal" style:font-weight-complex="bold"/>
    </style:style>
    <style:style style:name="T26" style:family="text">
      <style:text-properties officeooo:rsid="0013f1a4"/>
    </style:style>
    <style:style style:name="T27" style:family="text">
      <style:text-properties officeooo:rsid="00174ae6"/>
    </style:style>
    <style:style style:name="T28" style:family="text">
      <style:text-properties officeooo:rsid="001790bd"/>
    </style:style>
    <style:style style:name="T29" style:family="text">
      <style:text-properties fo:font-size="12pt" officeooo:rsid="0013f1a4" style:font-size-asian="12pt" style:font-size-complex="12pt"/>
    </style:style>
    <style:style style:name="T30" style:family="text">
      <style:text-properties fo:font-size="12pt" fo:font-weight="bold" officeooo:rsid="0013f1a4" style:font-name-asian="Garamond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13f1a4" style:font-size-asian="12pt" style:font-weight-asian="bold" style:font-size-complex="12pt" style:font-weight-complex="bold"/>
    </style:style>
    <style:style style:name="T32" style:family="text">
      <style:text-properties fo:font-size="12pt" fo:font-weight="normal" officeooo:rsid="0013f1a4" style:font-name-asian="Garamond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13f1a4" style:font-size-asian="12pt" style:font-weight-asian="normal" style:font-size-complex="12pt" style:font-weight-complex="normal"/>
    </style:style>
    <style:style style:name="T34" style:family="text">
      <style:text-properties fo:font-size="12pt" officeooo:rsid="0013f1a4" style:font-name-asian="Garamond" style:font-size-asian="12pt" style:font-size-complex="12pt"/>
    </style:style>
    <style:style style:name="T35" style:family="text">
      <style:text-properties officeooo:rsid="0019221a"/>
    </style:style>
    <style:style style:name="T36" style:family="text">
      <style:text-properties officeooo:rsid="0019f68e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19f68e"/>
    </style:style>
    <style:style style:name="T39" style:family="text">
      <style:text-properties fo:color="#000000" style:font-name="Garamond" style:text-underline-style="none" fo:background-color="transparent" loext:char-shading-value="0" style:font-name-complex="Garamond"/>
    </style:style>
    <style:style style:name="T40" style:family="text">
      <style:text-properties fo:color="#000000" style:font-name="Garamond" style:text-underline-style="none" officeooo:rsid="001f62bd" fo:background-color="transparent" loext:char-shading-value="0" style:font-name-complex="Garamond"/>
    </style:style>
    <style:style style:name="T41" style:family="text">
      <style:text-properties fo:color="#000000" style:font-name="Garamond" style:text-underline-style="none" officeooo:rsid="0029bf20" fo:background-color="transparent" loext:char-shading-value="0" style:font-name-complex="Garamond"/>
    </style:style>
    <style:style style:name="T42" style:family="text">
      <style:text-properties fo:color="#000000" style:font-name="Garamond" style:text-underline-style="none" officeooo:rsid="00344ff2" fo:background-color="transparent" loext:char-shading-value="0" style:font-name-complex="Garamond"/>
    </style:style>
    <style:style style:name="T43" style:family="text">
      <style:text-properties fo:color="#000000"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44" style:family="text">
      <style:text-properties officeooo:rsid="0020834d"/>
    </style:style>
    <style:style style:name="T45" style:family="text">
      <style:text-properties style:font-name="Garamond1"/>
    </style:style>
    <style:style style:name="T46" style:family="text">
      <style:text-properties officeooo:rsid="00223cea"/>
    </style:style>
    <style:style style:name="T47" style:family="text">
      <style:text-properties officeooo:rsid="002386e3"/>
    </style:style>
    <style:style style:name="T48" style:family="text">
      <style:text-properties officeooo:rsid="002659b6"/>
    </style:style>
    <style:style style:name="T49" style:family="text">
      <style:text-properties officeooo:rsid="00269993"/>
    </style:style>
    <style:style style:name="T50" style:family="text">
      <style:text-properties officeooo:rsid="0027d615"/>
    </style:style>
    <style:style style:name="T51" style:family="text">
      <style:text-properties officeooo:rsid="0029bf20"/>
    </style:style>
    <style:style style:name="T52" style:family="text">
      <style:text-properties officeooo:rsid="002bed98"/>
    </style:style>
    <style:style style:name="T53" style:family="text">
      <style:text-properties fo:font-size="15pt" style:text-underline-style="none" officeooo:rsid="0019f68e" style:font-size-asian="15pt" style:font-size-complex="15pt"/>
    </style:style>
    <style:style style:name="T54" style:family="text">
      <style:text-properties officeooo:rsid="002e4346"/>
    </style:style>
    <style:style style:name="T55" style:family="text">
      <style:text-properties officeooo:rsid="00316598"/>
    </style:style>
    <style:style style:name="T56" style:family="text">
      <style:text-properties officeooo:rsid="00335905"/>
    </style:style>
    <style:style style:name="T57" style:family="text">
      <style:text-properties style:font-size-asian="12pt"/>
    </style:style>
    <style:style style:name="T58" style:family="text">
      <style:text-properties officeooo:rsid="00335905" style:font-size-asian="12pt"/>
    </style:style>
    <style:style style:name="T59" style:family="text">
      <style:text-properties officeooo:rsid="00223cea" fo:background-color="transparent" loext:char-shading-value="0"/>
    </style:style>
    <style:style style:name="T60" style:family="text">
      <style:text-properties officeooo:rsid="00380b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1"/>
      <text:p text:style-name="P1"/>
      <text:p text:style-name="P1"/>
      <text:p text:style-name="P1"/>
      <text:p text:style-name="P1"><text:s/></text:p>
      <text:h text:style-name="P15" text:outline-level="1">PROG5 - Projet logiciel <text:line-break/>2014-2015</text:h>
      <text:p text:style-name="P2"/>
      <text:p text:style-name="P2"/>
      <text:p text:style-name="P2"/>
      <text:p text:style-name="P1"><text:span text:style-name="T26">Journal</text:span> </text:p>
      <text:p text:style-name="P3"/>
      <text:p text:style-name="P3"/>
      <text:p text:style-name="P3"/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éalisé<text:span text:style-name="T1"> </text:span>par :</text:p>
      <text:p text:style-name="P3"><text:span text:style-name="T3">COUTAUD</text:span><text:span text:style-name="T6"> Ulysse</text:span><text:span text:style-name="T5">,</text:span></text:p>
      <text:p text:style-name="P3"><text:span text:style-name="T2">SID-LAKHDAR</text:span><text:span text:style-name="T1"> <text:s/></text:span>Riyane<text:span text:style-name="T1">,</text:span></text:p>
      <text:p text:style-name="P3"><text:span text:style-name="T4">OCHIER</text:span><text:span text:style-name="T7"> Sebastien,</text:span></text:p>
      <text:p text:style-name="P3"><text:span text:style-name="T7"><text:s/></text:span><text:span text:style-name="T4">SELLAM</text:span><text:span text:style-name="T7"> Louis</text:span></text:p>
      <text:p text:style-name="P4">(L3 informatique)</text:p>
      <text:p text:style-name="P3"/>
      <text:p text:style-name="P3"/>
      <text:p text:style-name="P3"/>
      <text:p text:style-name="P3"/>
      <text:p text:style-name="P3">Janvier 2015</text:p>
      <text:p text:style-name="P6"><text:soft-page-break/>******** Lundi 5 Janvier ******** </text:p>
      <text:p text:style-name="P5"/>
      <text:list xml:id="list2866130205729107738" text:style-name="L1">
        <text:list-item>
          <text:p text:style-name="P57">Mise en place du Github</text:p>
        </text:list-item>
        <text:list-item>
          <text:p text:style-name="P59">Analyse du sujet</text:p>
        </text:list-item>
        <text:list-item>
          <text:p text:style-name="P61">Ana<text:span text:style-name="T45">lyse du code source fourni :</text:span></text:p>
        </text:list-item>
      </text:list>
      <text:list xml:id="list2262825521645380388" text:style-name="L2">
        <text:list-item>
          <text:p text:style-name="P58">D<text:span text:style-name="T48">é</text:span>termination du rôle joué par chaque fichier</text:p>
        </text:list-item>
        <text:list-item>
          <text:p text:style-name="P64"><text:span text:style-name="T12">Analyse d</text:span><text:span text:style-name="T13">u mode de stockage des registres en des status du simulateur</text:span></text:p>
        </text:list-item>
        <text:list-item>
          <text:p text:style-name="P65"><text:span text:style-name="T13">I</text:span><text:span text:style-name="T12">dentification des principales fonctionalités implanté</text:span><text:span text:style-name="T14">e</text:span><text:span text:style-name="T12">s potentie</text:span><text:span text:style-name="T14">l</text:span><text:span text:style-name="T12">lement utiles.</text:span></text:p>
        </text:list-item>
      </text:list>
      <text:list xml:id="list94904177070498" text:continue-list="list2866130205729107738" text:style-name="L1">
        <text:list-item>
          <text:p text:style-name="P66"><text:span text:style-name="T10">Codage de l'accès </text:span><text:span text:style-name="T11">à la mémoire en lecture et </text:span><text:span text:style-name="T10">écritur</text:span><text:span text:style-name="T11">e.</text:span></text:p>
        </text:list-item>
        <text:list-item>
          <text:p text:style-name="P66"><text:span text:style-name="T10">Répartition du travail en fonction des fichiers à traiter : </text:span><text:span text:style-name="T11">Lecture et d</text:span><text:span text:style-name="T14">é</text:span><text:span text:style-name="T11">codage d'instruction + traitement ind</text:span><text:span text:style-name="T14">é</text:span><text:span text:style-name="T11">pendant de chaque type d'instruction</text:span><text:span text:style-name="T10">.</text:span></text:p>
        </text:list-item>
      </text:list>
      <text:p text:style-name="P55"/>
      <text:p text:style-name="P13">******** Mardi 6 Janvier ******** </text:p>
      <text:p text:style-name="P13">******** Avancement ******** </text:p>
      <text:p text:style-name="P19"/>
      <text:p text:style-name="P16"><text:span text:style-name="T27">A</text:span>nalyse de la doc<text:span text:style-name="T28">umentation ARM_v5</text:span> <text:span text:style-name="T27">relative à :</text:span></text:p>
      <text:list xml:id="list4996953236309161626" text:style-name="L3">
        <text:list-item>
          <text:p text:style-name="P62">Mode d'adressage et fetch des instructions de la m<text:span text:style-name="T49">é</text:span>moire vers les registres.</text:p>
        </text:list-item>
        <text:list-item>
          <text:p text:style-name="P63">Determiner la partie commune de la lecture et de l'analyse de <text:span text:style-name="T35">toutes les </text:span>instruction<text:span text:style-name="T35">s et des conditions de différenciation des modes d'adressage</text:span> :</text:p>
          <text:p text:style-name="P69">- <text:span text:style-name="T26">arm_instruction.c<text:tab/><text:tab/>:</text:span> <text:span text:style-name="T30">SELLAM</text:span><text:span text:style-name="T32"> Louis</text:span></text:p>
        </text:list-item>
        <text:list-item>
          <text:p text:style-name="P62">Determination des algorithmes de traitement de chaque type d'instruction :</text:p>
          <text:p text:style-name="P70">- <text:span text:style-name="T26">arm_branch_other.c<text:tab/>:</text:span><text:span text:style-name="T29"> </text:span><text:span text:style-name="T31">COUTAUD</text:span><text:span text:style-name="T33"> Ulysse</text:span></text:p>
          <text:p text:style-name="P70"><text:span text:style-name="T33">- arm_load_store.c<text:tab/><text:tab/>: </text:span><text:span text:style-name="T30">OCHIER</text:span><text:span text:style-name="T32"> Sebastien</text:span></text:p>
          <text:p text:style-name="P71">- <text:span text:style-name="T26">arm_data_processing.c<text:tab/>:</text:span><text:span text:style-name="T29"> </text:span><text:span text:style-name="T31">SID-LAKHDAR</text:span><text:span text:style-name="T34"> <text:s/></text:span><text:span text:style-name="T29">Riyane</text:span></text:p>
        </text:list-item>
      </text:list>
      <text:p text:style-name="P16"/>
      <text:p text:style-name="P10">******** Mercredi 7 Janvier ******** </text:p>
      <text:p text:style-name="P10">******** Avancement ******** </text:p>
      <text:p text:style-name="P8"/>
      <text:p text:style-name="P26"><text:span text:style-name="T37">. <text:s text:c="2"/></text:span><text:span text:style-name="T53">arm_instruction :</text:span></text:p>
      <text:p text:style-name="P20"/>
      <text:p text:style-name="P43">Mise en place d<text:span text:style-name="T52">'une</text:span> première version.</text:p>
      <text:p text:style-name="P45">Elaboration de la structure du programme avec un ensemble de fonctions (non impl<text:span text:style-name="T56">an</text:span>tées).</text:p>
      <text:p text:style-name="P44">Début de l'impl<text:span text:style-name="T56">antation</text:span> des fonctions.</text:p>
      <text:p text:style-name="P29"/>
      <text:p text:style-name="P21"><text:span text:style-name="T21">. <text:s text:c="2"/></text:span><text:span text:style-name="T23">arm_data_processing :</text:span></text:p>
      <text:p text:style-name="P51"/>
      <text:p text:style-name="P36">Mise en place de l'algorithme de traitement d'instructions « data processing » :</text:p>
      <text:p text:style-name="P36">Implantation du parseur d'instruction (non exhaustif).</text:p>
      <text:p text:style-name="P36"><text:span text:style-name="T46">Réalisation de</text:span> chaque <text:span text:style-name="T46">type d'opération</text:span>.</text:p>
      <text:p text:style-name="P37">Sauvegarde des r<text:span text:style-name="T50">é</text:span>sultats de l'op<text:span text:style-name="T50">é</text:span>ration en fonction du types d'op<text:span text:style-name="T50">é</text:span>ration et du bit S (mise à jours du registre CPSR)</text:p>
      <text:p text:style-name="P33"><text:soft-page-break/></text:p>
      <text:p text:style-name="P21"><text:span text:style-name="T21">. <text:s text:c="2"/></text:span><text:span text:style-name="T23">arm_load_store :</text:span></text:p>
      <text:p text:style-name="P27"/>
      <text:p text:style-name="P33">Mise en place des algorithmes du traitement des pre(post)-incr<text:span text:style-name="T50">é</text:span>ments d'adresses imm<text:span text:style-name="T50">é</text:span>diate<text:span text:style-name="T50">s</text:span>, ou par registres.</text:p>
      <text:p text:style-name="P33"/>
      <text:p text:style-name="P24"><text:span text:style-name="T25">. <text:s text:c="2"/></text:span><text:span text:style-name="T24">arm_branch_other :</text:span></text:p>
      <text:p text:style-name="P51"/>
      <text:p text:style-name="P39">******** <text:span text:style-name="T36">A ULYSSE*************</text:span></text:p>
      <text:p text:style-name="P30"/>
      <text:p text:style-name="P17"/>
      <text:p text:style-name="P6">******** Jeudi 8 Janvier ******** </text:p>
      <text:p text:style-name="P6">******** Avancement ******** </text:p>
      <text:p text:style-name="P9"/>
      <text:p text:style-name="P25"><text:span text:style-name="T37">. <text:s text:c="2"/></text:span><text:span text:style-name="T53">arm_instruction :</text:span></text:p>
      <text:p text:style-name="P52"/>
      <text:p text:style-name="P48">Prise de décision avec les autres membres pour dé<text:span text:style-name="T55">c</text:span>ider <text:span text:style-name="T56">de </text:span>la vérification des sous catégories.</text:p>
      <text:p text:style-name="P49">Suite des <text:span text:style-name="T57">impl</text:span><text:span text:style-name="T58">antation</text:span> des fonctions.</text:p>
      <text:p text:style-name="P28"/>
      <text:p text:style-name="P22"><text:span text:style-name="T21">. <text:s text:c="2"/></text:span><text:span text:style-name="T23">arm_data_processing :</text:span></text:p>
      <text:p text:style-name="P54"/>
      <text:p text:style-name="P41"><text:span text:style-name="T17">G</text:span><text:span text:style-name="T20">é</text:span><text:span text:style-name="T16">n</text:span><text:span text:style-name="T20">é</text:span><text:span text:style-name="T16">ralisation du parseur d</text:span><text:span text:style-name="T19">e l'</text:span><text:span text:style-name="T16">op</text:span><text:span text:style-name="T20">é</text:span><text:span text:style-name="T16">rande </text:span><text:span text:style-name="T19">2 </text:span><text:span text:style-name="T18">(shifter_ope</text:span><text:span text:style-name="T19">rand</text:span><text:span text:style-name="T18">) </text:span><text:span text:style-name="T19">au cas</text:span><text:span text:style-name="T16"> :</text:span></text:p>
      <text:list xml:id="list6758659814221680197" text:style-name="L4">
        <text:list-item>
          <text:p text:style-name="P67"><text:span text:style-name="T16">Representé par un </text:span><text:span text:style-name="T15">immediat </text:span><text:span text:style-name="T16">+ d</text:span><text:span text:style-name="T20">é</text:span><text:span text:style-name="T16">calage ou rotation </text:span><text:span text:style-name="T39">(</text:span><text:span text:style-name="T42">5 </text:span><text:span text:style-name="T39">cas)</text:span></text:p>
        </text:list-item>
        <text:list-item>
          <text:p text:style-name="P68"><text:span text:style-name="T39">Representé par un </text:span><text:span text:style-name="T43">registre</text:span><text:span text:style-name="T39"> </text:span><text:span text:style-name="T40">+ d</text:span><text:span text:style-name="T41">é</text:span><text:span text:style-name="T40">calage ou rotation imm</text:span><text:span text:style-name="T41">é</text:span><text:span text:style-name="T40">diat ou registre </text:span><text:span text:style-name="T39">(</text:span><text:span text:style-name="T42">11</text:span><text:span text:style-name="T39"> cas)</text:span></text:p>
        </text:list-item>
      </text:list>
      <text:p text:style-name="P32"/>
      <text:p text:style-name="P22"><text:span text:style-name="T21">. <text:s text:c="2"/></text:span><text:span text:style-name="T9">arm_load_store :</text:span></text:p>
      <text:p text:style-name="P53"/>
      <text:p text:style-name="P35">Mise en place des algorithmes des "Miscellaneous Load/Store".</text:p>
      <text:p text:style-name="P34"/>
      <text:p text:style-name="P23"><text:span text:style-name="T25">. <text:s text:c="2"/></text:span><text:span text:style-name="T8">arm_branch_other :</text:span></text:p>
      <text:p text:style-name="P50"/>
      <text:p text:style-name="P40">******** <text:span text:style-name="T36">A ULYSSE*************</text:span></text:p>
      <text:p text:style-name="P31"/>
      <text:p text:style-name="P18"/>
      <text:p text:style-name="P7">******** Vendredi 9 Janvier ******** </text:p>
      <text:p text:style-name="P6">******** Avancement ******** </text:p>
      <text:p text:style-name="P9"/>
      <text:p text:style-name="P25"><text:span text:style-name="T37">. <text:s text:c="2"/></text:span><text:span text:style-name="T38">arm_instruction :</text:span></text:p>
      <text:p text:style-name="P52"/>
      <text:p text:style-name="P46">Affichage des valeurs et variables nécessaires pour le debbuging.</text:p>
      <text:p text:style-name="P46">Optimisation du code <text:span text:style-name="T54">et ajout de commentaires</text:span>.</text:p>
      <text:p text:style-name="P46">Première version stable et sans bug de arm_instruction.</text:p>
      <text:p text:style-name="P47">Premiers tests effectués (avec tests fournis).</text:p>
      <text:p text:style-name="P47"/>
      <text:p text:style-name="P28"/>
      <text:p text:style-name="P22"><text:soft-page-break/><text:span text:style-name="T21">. <text:s text:c="2"/></text:span><text:span text:style-name="T23">arm_data_processing :</text:span></text:p>
      <text:p text:style-name="P50"/>
      <text:p text:style-name="P42">Implantation de l'interface utilisateur : Affichage du type d'op<text:span text:style-name="T51">é</text:span>ration, bit I, bit S, type de l'op<text:span text:style-name="T51">é</text:span>rande 2 et la valeur des op<text:span text:style-name="T51">é</text:span>rand<text:span text:style-name="T51">es</text:span> 1 et 2.</text:p>
      <text:p text:style-name="P42">Test de toutes les commandes de type «data_processing»</text:p>
      <text:p text:style-name="P34"/>
      <text:p text:style-name="P22"><text:span text:style-name="T21">. <text:s text:c="2"/></text:span><text:span text:style-name="T9">arm_load_store :</text:span></text:p>
      <text:p text:style-name="P35"/>
      <text:p text:style-name="P35">Test des Load/Store. Modification des codes conditions afin d'appliquer le bon traitement à l'adresse.</text:p>
      <text:p text:style-name="P35"/>
      <text:p text:style-name="P23"><text:span text:style-name="T25">. <text:s text:c="2"/></text:span><text:span text:style-name="T8">arm_branch_other :</text:span></text:p>
      <text:p text:style-name="P50"/>
      <text:p text:style-name="P40">******** <text:span text:style-name="T36">A ULYSSE*************</text:span></text:p>
      <text:p text:style-name="P31"/>
      <text:p text:style-name="P18"/>
      <text:p text:style-name="P7">******** Samedi 10 Janvier ******** </text:p>
      <text:p text:style-name="P6">******** Avancement ******** </text:p>
      <text:p text:style-name="P78"><text:span text:style-name="T59">Mise à jour du fichier «descriptif du code.odt» relatif au code de traitement d'instruction «data_processing».</text:span></text:p>
      <text:p text:style-name="P75">Mise à jour du fichier «<text:span text:style-name="T47">liste des fonctionalites</text:span>.odt» relatif au code de traitement d'instruction «data_processing».</text:p>
      <text:p text:style-name="P74">Mise à jour du fichier «<text:span text:style-name="T47">liste des tests</text:span>.odt» relatif au code de traitement d'instruction «data_processing».</text:p>
      <text:p text:style-name="P60"/>
      <text:p text:style-name="P7">******** Lundi 12 Janvier ******** </text:p>
      <text:p text:style-name="P6">******** Avancement ******** </text:p>
      <text:p text:style-name="P9"/>
      <text:p text:style-name="P25"><text:span text:style-name="T37">. <text:s text:c="2"/></text:span><text:span text:style-name="T38">arm_instruction :</text:span></text:p>
      <text:p text:style-name="P52"/>
      <text:p text:style-name="P28">******* A faire LOUIS ********</text:p>
      <text:p text:style-name="P28"/>
      <text:p text:style-name="P22"><text:span text:style-name="T21">. <text:s text:c="2"/></text:span><text:span text:style-name="T23">arm_data_processing :</text:span></text:p>
      <text:p text:style-name="P50"/>
      <text:p text:style-name="P72">Fin des test : implantation du test pour les instruction avec mise à jours du registre statuts (CPSR). <text:s text:c="2"/>Implantation du fichier « Examples/exampleDataProcessingSave.s »</text:p>
      <text:p text:style-name="P34"/>
      <text:p text:style-name="P22"><text:span text:style-name="T21">. <text:s text:c="2"/></text:span><text:span text:style-name="T22">exception</text:span><text:span text:style-name="T9"> :</text:span></text:p>
      <text:p text:style-name="P79"/>
      <text:p text:style-name="P77">Implantation du cas de l'exception : UNDEFINED_INSTRUCTION.</text:p>
      <text:p text:style-name="P77">Probléme lors du test de cette implantation : On n'arrive pas à placer <text:span text:style-name="T60">le vecteur d'interruption correspondant à l'adresse 0x4</text:span></text:p>
      <text:p text:style-name="P73"><text:span text:style-name="T9"/></text:p>
      <text:p text:style-name="P81"><text:span text:style-name="T21">. <text:s text:c="2"/></text:span><text:span text:style-name="T9">arm_load_store :</text:span></text:p>
      <text:p text:style-name="P76"/>
      <text:p text:style-name="P38">******** <text:span text:style-name="T44">SEBASTIEN*************</text:span></text:p>
      <text:p text:style-name="P34"/>
      <text:p text:style-name="P23"><text:soft-page-break/><text:span text:style-name="T25">. <text:s text:c="2"/></text:span><text:span text:style-name="T8">arm_branch_other :</text:span></text:p>
      <text:p text:style-name="P50"/>
      <text:p text:style-name="P40">******** <text:span text:style-name="T36">A ULYSSE*************</text:span></text:p>
      <text:p text:style-name="P31"/>
      <text:p text:style-name="P18"/>
      <text:p text:style-name="P14">******** Mardi 13 Janvier ******** </text:p>
      <text:p text:style-name="P13">******** Avancement ******** </text:p>
      <text:p text:style-name="P9"/>
      <text:p text:style-name="P25"><text:span text:style-name="T37">. <text:s text:c="2"/></text:span><text:span text:style-name="T38">arm_instruction :</text:span></text:p>
      <text:p text:style-name="P52"/>
      <text:p text:style-name="P28">******* A faire LOUIS ********</text:p>
      <text:p text:style-name="P28"/>
      <text:p text:style-name="P22"><text:span text:style-name="T21">. <text:s text:c="2"/></text:span><text:span text:style-name="T23">arm_data_processing :</text:span></text:p>
      <text:p text:style-name="P50"/>
      <text:p text:style-name="P40">******** <text:span text:style-name="T36">A faire Riyane *************</text:span></text:p>
      <text:p text:style-name="P34"/>
      <text:p text:style-name="P22"><text:span text:style-name="T21">. <text:s text:c="2"/></text:span><text:span text:style-name="T9">arm_load_store :</text:span></text:p>
      <text:p text:style-name="P53"/>
      <text:p text:style-name="P38">******** <text:span text:style-name="T44">SEBASTIEN*************</text:span></text:p>
      <text:p text:style-name="P34"/>
      <text:p text:style-name="P23"><text:span text:style-name="T25">. <text:s text:c="2"/></text:span><text:span text:style-name="T8">arm_branch_other :</text:span></text:p>
      <text:p text:style-name="P50"/>
      <text:p text:style-name="P40">******** <text:span text:style-name="T36">A ULYSSE*************</text:span></text:p>
      <text:p text:style-name="P31"/>
      <text:p text:style-name="P18"/>
      <text:p text:style-name="P7">******** Mercredi 14 Janvier ******** </text:p>
      <text:p text:style-name="P6">******** Avancement ******** </text:p>
      <text:p text:style-name="P9"/>
      <text:p text:style-name="P25"><text:span text:style-name="T37">. <text:s text:c="2"/></text:span><text:span text:style-name="T38">arm_instruction :</text:span></text:p>
      <text:p text:style-name="P52"/>
      <text:p text:style-name="P28">******* A faire LOUIS ********</text:p>
      <text:p text:style-name="P28"/>
      <text:p text:style-name="P22"><text:span text:style-name="T21">. <text:s text:c="2"/></text:span><text:span text:style-name="T23">arm_data_processing :</text:span></text:p>
      <text:p text:style-name="P50"/>
      <text:p text:style-name="P40">******** <text:span text:style-name="T36">A faire Riyane *************</text:span></text:p>
      <text:p text:style-name="P34"/>
      <text:p text:style-name="P22"><text:span text:style-name="T21">. <text:s text:c="2"/></text:span><text:span text:style-name="T9">arm_load_store :</text:span></text:p>
      <text:p text:style-name="P53"/>
      <text:p text:style-name="P38">******** <text:span text:style-name="T44">SEBASTIEN*************</text:span></text:p>
      <text:p text:style-name="P34"/>
      <text:p text:style-name="P23"><text:span text:style-name="T25">. <text:s text:c="2"/></text:span><text:span text:style-name="T8">arm_branch_other :</text:span></text:p>
      <text:p text:style-name="P50"/>
      <text:p text:style-name="P40">******** <text:span text:style-name="T36">A ULYSSE*************</text:span></text:p>
      <text:p text:style-name="P31"/>
      <text:p text:style-name="P18"/>
      <text:p text:style-name="P7">******** Jeudi 15 Janvier ******** </text:p>
      <text:p text:style-name="P6"><text:soft-page-break/>******** Avancement ******** </text:p>
      <text:p text:style-name="P11"/>
      <text:p text:style-name="P25"><text:span text:style-name="T37">. <text:s text:c="2"/></text:span><text:span text:style-name="T38">arm_instruction :</text:span></text:p>
      <text:p text:style-name="P52"/>
      <text:p text:style-name="P28">******* A faire LOUIS ********</text:p>
      <text:p text:style-name="P28"/>
      <text:p text:style-name="P22"><text:span text:style-name="T21">. <text:s text:c="2"/></text:span><text:span text:style-name="T23">arm_data_processing :</text:span></text:p>
      <text:p text:style-name="P50"/>
      <text:p text:style-name="P40">******** <text:span text:style-name="T36">A faire Riyane *************</text:span></text:p>
      <text:p text:style-name="P34"/>
      <text:p text:style-name="P22"><text:span text:style-name="T21">. <text:s text:c="2"/></text:span><text:span text:style-name="T9">arm_load_store :</text:span></text:p>
      <text:p text:style-name="P53"/>
      <text:p text:style-name="P38">******** <text:span text:style-name="T44">SEBASTIEN*************</text:span></text:p>
      <text:p text:style-name="P34"/>
      <text:p text:style-name="P23"><text:span text:style-name="T25">. <text:s text:c="2"/></text:span><text:span text:style-name="T8">arm_branch_other :</text:span></text:p>
      <text:p text:style-name="P50"/>
      <text:p text:style-name="P40">******** <text:span text:style-name="T36">A ULYSSE*************</text:span></text:p>
      <text:p text:style-name="P31"/>
      <text:p text:style-name="P18"/>
      <text:p text:style-name="P7">******** Vendredi 16 Janvier ******** </text:p>
      <text:p text:style-name="P6">******** Avancement ******** </text:p>
      <text:p text:style-name="P9"/>
      <text:p text:style-name="P25"><text:span text:style-name="T37">. <text:s text:c="2"/></text:span><text:span text:style-name="T38">arm_instruction :</text:span></text:p>
      <text:p text:style-name="P52"/>
      <text:p text:style-name="P28">******* A faire LOUIS ********</text:p>
      <text:p text:style-name="P28"/>
      <text:p text:style-name="P22"><text:span text:style-name="T21">. <text:s text:c="2"/></text:span><text:span text:style-name="T23">arm_data_processing :</text:span></text:p>
      <text:p text:style-name="P50"/>
      <text:p text:style-name="P40">******** <text:span text:style-name="T36">A faire Riyane *************</text:span></text:p>
      <text:p text:style-name="P34"/>
      <text:p text:style-name="P22"><text:span text:style-name="T21">. <text:s text:c="2"/></text:span><text:span text:style-name="T9">arm_load_store :</text:span></text:p>
      <text:p text:style-name="P53"/>
      <text:p text:style-name="P38">******** <text:span text:style-name="T44">SEBASTIEN*************</text:span></text:p>
      <text:p text:style-name="P34"/>
      <text:p text:style-name="P23"><text:span text:style-name="T25">. <text:s text:c="2"/></text:span><text:span text:style-name="T8">arm_branch_other :</text:span></text:p>
      <text:p text:style-name="P50"/>
      <text:p text:style-name="P40">******** <text:span text:style-name="T36">A ULYSSE**********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suskley </meta:initial-creator>
    <meta:creation-date>2015-01-10T13:26:57.067782450</meta:creation-date>
    <meta:editing-duration>P2171DT11H58M48S</meta:editing-duration>
    <dc:date>2015-01-13T09:49:03.298898079</dc:date>
    <dc:creator>sidlakhr </dc:creator>
    <meta:editing-cycles>26</meta:editing-cycles>
    <meta:generator>LibreOffice/4.2.4.2$Linux_X86_64 LibreOffice_project/420m0$Build-2</meta:generator>
    <meta:document-statistic meta:table-count="0" meta:image-count="0" meta:object-count="0" meta:page-count="6" meta:paragraph-count="129" meta:word-count="761" meta:character-count="5383" meta:non-whitespace-character-count="4670"/>
  </office:meta>
</office:document-meta>
</file>